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0807in"/>
    </style:style>
    <style:style style:name="co2" style:family="table-column">
      <style:table-column-properties fo:break-before="auto" style:column-width="1.010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station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table:style-name="Default" office:value-type="string" calcext:value-type="string">
            <text:p>elev</text:p>
          </table:table-cell>
          <table:table-cell office:value-type="string" calcext:value-type="string">
            <text:p>address</text:p>
          </table:table-cell>
        </table:table-row>
        <table:table-row table:style-name="ro1">
          <table:table-cell table:number-columns-repeated="2" office:value-type="string" calcext:value-type="string">
            <text:p>KCABERKE105</text:p>
          </table:table-cell>
          <table:table-cell office:value-type="float" office:value="37.85560226" calcext:value-type="float">
            <text:p>37.85560226</text:p>
          </table:table-cell>
          <table:table-cell office:value-type="float" office:value="-122.23789978" calcext:value-type="float">
            <text:p>-122.23789978</text:p>
          </table:table-cell>
          <table:table-cell office:value-type="float" office:value="152.4" calcext:value-type="float">
            <text:p>152.4</text:p>
          </table:table-cell>
          <table:table-cell office:value-type="string" calcext:value-type="string">
            <text:p>Berkeley, CA</text:p>
          </table:table-cell>
        </table:table-row>
        <table:table-row table:style-name="ro1">
          <table:table-cell table:number-columns-repeated="2" office:value-type="string" calcext:value-type="string">
            <text:p>KCASEBAS52</text:p>
          </table:table-cell>
          <table:table-cell office:value-type="float" office:value="38.40081024" calcext:value-type="float">
            <text:p>38.40081024</text:p>
          </table:table-cell>
          <table:table-cell office:value-type="float" office:value="-122.84322357" calcext:value-type="float">
            <text:p>-122.84322357</text:p>
          </table:table-cell>
          <table:table-cell office:value-type="float" office:value="52.1" calcext:value-type="float">
            <text:p>52.1</text:p>
          </table:table-cell>
          <table:table-cell office:value-type="string" calcext:value-type="string">
            <text:p>Sebastopol, CA</text:p>
          </table:table-cell>
        </table:table-row>
        <table:table-row table:style-name="ro1">
          <table:table-cell table:number-columns-repeated="2" office:value-type="string" calcext:value-type="string">
            <text:p>KCALOSAN538</text:p>
          </table:table-cell>
          <table:table-cell office:value-type="float" office:value="33.77839661" calcext:value-type="float">
            <text:p>33.77839661</text:p>
          </table:table-cell>
          <table:table-cell office:value-type="float" office:value="-118.24451447" calcext:value-type="float">
            <text:p>-118.24451447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Los Angeles, CA</text:p>
          </table:table-cell>
        </table:table-row>
        <table:table-row table:style-name="ro1">
          <table:table-cell table:number-columns-repeated="2" office:value-type="string" calcext:value-type="string">
            <text:p>MCATN2</text:p>
          </table:table-cell>
          <table:table-cell office:value-type="float" office:value="41.92" calcext:value-type="float">
            <text:p>41.92</text:p>
          </table:table-cell>
          <table:table-cell office:value-type="float" office:value="-119.495" calcext:value-type="float">
            <text:p>-119.495</text:p>
          </table:table-cell>
          <table:table-cell office:value-type="float" office:value="1751.4" calcext:value-type="float">
            <text:p>1751.4</text:p>
          </table:table-cell>
          <table:table-cell office:value-type="string" calcext:value-type="string">
            <text:p>Adel, OR</text:p>
          </table:table-cell>
        </table:table-row>
        <table:table-row table:style-name="ro1">
          <table:table-cell table:number-columns-repeated="2" office:value-type="string" calcext:value-type="string">
            <text:p>KNVWINNE3</text:p>
          </table:table-cell>
          <table:table-cell office:value-type="float" office:value="40.84310913" calcext:value-type="float">
            <text:p>40.84310913</text:p>
          </table:table-cell>
          <table:table-cell office:value-type="float" office:value="-117.81981659" calcext:value-type="float">
            <text:p>-117.81981659</text:p>
          </table:table-cell>
          <table:table-cell office:value-type="float" office:value="186.5" calcext:value-type="float">
            <text:p>186.5</text:p>
          </table:table-cell>
          <table:table-cell office:value-type="string" calcext:value-type="string">
            <text:p>Winnemucca, NV</text:p>
          </table:table-cell>
        </table:table-row>
        <table:table-row table:style-name="ro1">
          <table:table-cell table:number-columns-repeated="2" office:value-type="string" calcext:value-type="string">
            <text:p>KNZY</text:p>
          </table:table-cell>
          <table:table-cell office:value-type="float" office:value="32.70000076" calcext:value-type="float">
            <text:p>32.70000076</text:p>
          </table:table-cell>
          <table:table-cell office:value-type="float" office:value="-117.20999908" calcext:value-type="float">
            <text:p>-117.20999908</text:p>
          </table:table-cell>
          <table:table-cell office:value-type="float" office:value="121.9" calcext:value-type="float">
            <text:p>121.9</text:p>
          </table:table-cell>
          <table:table-cell office:value-type="string" calcext:value-type="string">
            <text:p>North Island, CA</text:p>
          </table:table-cell>
        </table:table-row>
        <table:table-row table:style-name="ro1">
          <table:table-cell table:number-columns-repeated="2" office:value-type="string" calcext:value-type="string">
            <text:p>KCACHINO14</text:p>
          </table:table-cell>
          <table:table-cell office:value-type="float" office:value="33.98323822" calcext:value-type="float">
            <text:p>33.98323822</text:p>
          </table:table-cell>
          <table:table-cell office:value-type="float" office:value="-117.68939209" calcext:value-type="float">
            <text:p>-117.68939209</text:p>
          </table:table-cell>
          <table:table-cell office:value-type="float" office:value="1429.5" calcext:value-type="float">
            <text:p>1429.5</text:p>
          </table:table-cell>
          <table:table-cell office:value-type="string" calcext:value-type="string">
            <text:p>Chino, CA</text:p>
          </table:table-cell>
        </table:table-row>
        <table:table-row table:style-name="ro1">
          <table:table-cell table:number-columns-repeated="2" office:value-type="string" calcext:value-type="string">
            <text:p>KCAKNIGH2</text:p>
          </table:table-cell>
          <table:table-cell office:value-type="float" office:value="37.82656479" calcext:value-type="float">
            <text:p>37.82656479</text:p>
          </table:table-cell>
          <table:table-cell office:value-type="float" office:value="-120.73178101" calcext:value-type="float">
            <text:p>-120.73178101</text:p>
          </table:table-cell>
          <table:table-cell office:value-type="float" office:value="1270.4" calcext:value-type="float">
            <text:p>1270.4</text:p>
          </table:table-cell>
          <table:table-cell office:value-type="string" calcext:value-type="string">
            <text:p>Knights Ferry, CA</text:p>
          </table:table-cell>
        </table:table-row>
        <table:table-row table:style-name="ro1">
          <table:table-cell table:number-columns-repeated="2" office:value-type="string" calcext:value-type="string">
            <text:p>KCAFALLB30</text:p>
          </table:table-cell>
          <table:table-cell office:value-type="float" office:value="33.31059265" calcext:value-type="float">
            <text:p>33.31059265</text:p>
          </table:table-cell>
          <table:table-cell office:value-type="float" office:value="-117.26594543" calcext:value-type="float">
            <text:p>-117.26594543</text:p>
          </table:table-cell>
          <table:table-cell office:value-type="float" office:value="27.1" calcext:value-type="float">
            <text:p>27.1</text:p>
          </table:table-cell>
          <table:table-cell office:value-type="string" calcext:value-type="string">
            <text:p>Fallbrook, CA</text:p>
          </table:table-cell>
        </table:table-row>
        <table:table-row table:style-name="ro1">
          <table:table-cell table:number-columns-repeated="2" office:value-type="string" calcext:value-type="string">
            <text:p>MNLSC1</text:p>
          </table:table-cell>
          <table:table-cell office:value-type="float" office:value="39.5375" calcext:value-type="float">
            <text:p>39.5375</text:p>
          </table:table-cell>
          <table:table-cell office:value-type="float" office:value="-122.668" calcext:value-type="float">
            <text:p>-122.668</text:p>
          </table:table-cell>
          <table:table-cell office:value-type="float" office:value="758.6" calcext:value-type="float">
            <text:p>758.6</text:p>
          </table:table-cell>
          <table:table-cell office:value-type="string" calcext:value-type="string">
            <text:p>Elk Creek, CA</text:p>
          </table:table-cell>
        </table:table-row>
        <table:table-row table:style-name="ro1">
          <table:table-cell table:number-columns-repeated="2" office:value-type="string" calcext:value-type="string">
            <text:p>KCAFRAZI32</text:p>
          </table:table-cell>
          <table:table-cell office:value-type="float" office:value="34.82978439" calcext:value-type="float">
            <text:p>34.82978439</text:p>
          </table:table-cell>
          <table:table-cell office:value-type="float" office:value="-119.0361557" calcext:value-type="float">
            <text:p>-119.0361557</text:p>
          </table:table-cell>
          <table:table-cell office:value-type="float" office:value="182.9" calcext:value-type="float">
            <text:p>182.9</text:p>
          </table:table-cell>
          <table:table-cell office:value-type="string" calcext:value-type="string">
            <text:p>Frazier Park, CA</text:p>
          </table:table-cell>
        </table:table-row>
        <table:table-row table:style-name="ro1">
          <table:table-cell table:number-columns-repeated="2" office:value-type="string" calcext:value-type="string">
            <text:p>MCF087</text:p>
          </table:table-cell>
          <table:table-cell office:value-type="float" office:value="40.294" calcext:value-type="float">
            <text:p>40.294</text:p>
          </table:table-cell>
          <table:table-cell office:value-type="float" office:value="-120.508" calcext:value-type="float">
            <text:p>-120.508</text:p>
          </table:table-cell>
          <table:table-cell office:value-type="float" office:value="778.8" calcext:value-type="float">
            <text:p>778.8</text:p>
          </table:table-cell>
          <table:table-cell office:value-type="string" calcext:value-type="string">
            <text:p>Janesville, CA</text:p>
          </table:table-cell>
        </table:table-row>
        <table:table-row table:style-name="ro1">
          <table:table-cell table:number-columns-repeated="2" office:value-type="string" calcext:value-type="string">
            <text:p>KCASANTA115</text:p>
          </table:table-cell>
          <table:table-cell office:value-type="float" office:value="36.98033524" calcext:value-type="float">
            <text:p>36.98033524</text:p>
          </table:table-cell>
          <table:table-cell office:value-type="float" office:value="-122.01274109" calcext:value-type="float">
            <text:p>-122.01274109</text:p>
          </table:table-cell>
          <table:table-cell office:value-type="float" office:value="1465.5" calcext:value-type="float">
            <text:p>1465.5</text:p>
          </table:table-cell>
          <table:table-cell office:value-type="string" calcext:value-type="string">
            <text:p>Santa Cruz, CA</text:p>
          </table:table-cell>
        </table:table-row>
        <table:table-row table:style-name="ro1">
          <table:table-cell table:number-columns-repeated="2" office:value-type="string" calcext:value-type="string">
            <text:p>KCATRACY12</text:p>
          </table:table-cell>
          <table:table-cell office:value-type="float" office:value="37.71961975" calcext:value-type="float">
            <text:p>37.71961975</text:p>
          </table:table-cell>
          <table:table-cell office:value-type="float" office:value="-121.46863556" calcext:value-type="float">
            <text:p>-121.46863556</text:p>
          </table:table-cell>
          <table:table-cell office:value-type="float" office:value="546.8" calcext:value-type="float">
            <text:p>546.8</text:p>
          </table:table-cell>
          <table:table-cell office:value-type="string" calcext:value-type="string">
            <text:p>Tracy, CA</text:p>
          </table:table-cell>
        </table:table-row>
        <table:table-row table:style-name="ro1">
          <table:table-cell table:number-columns-repeated="2" office:value-type="string" calcext:value-type="string">
            <text:p>KCASHING45</text:p>
          </table:table-cell>
          <table:table-cell office:value-type="float" office:value="40.51667404" calcext:value-type="float">
            <text:p>40.51667404</text:p>
          </table:table-cell>
          <table:table-cell office:value-type="float" office:value="-121.79367828" calcext:value-type="float">
            <text:p>-121.79367828</text:p>
          </table:table-cell>
          <table:table-cell office:value-type="float" office:value="2087.3" calcext:value-type="float">
            <text:p>2087.3</text:p>
          </table:table-cell>
          <table:table-cell office:value-type="string" calcext:value-type="string">
            <text:p>Shingletown, CA</text:p>
          </table:table-cell>
        </table:table-row>
        <table:table-row table:style-name="ro1">
          <table:table-cell table:number-columns-repeated="2" office:value-type="string" calcext:value-type="string">
            <text:p>MHLPK</text:p>
          </table:table-cell>
          <table:table-cell office:value-type="float" office:value="36.0675" calcext:value-type="float">
            <text:p>36.0675</text:p>
          </table:table-cell>
          <table:table-cell office:value-type="float" office:value="-121.559" calcext:value-type="float">
            <text:p>-121.559</text:p>
          </table:table-cell>
          <table:table-cell office:value-type="float" office:value="182.9" calcext:value-type="float">
            <text:p>182.9</text:p>
          </table:table-cell>
          <table:table-cell office:value-type="string" calcext:value-type="string">
            <text:p>Big Sur, CA</text:p>
          </table:table-cell>
        </table:table-row>
        <table:table-row table:style-name="ro1">
          <table:table-cell table:number-columns-repeated="2" office:value-type="string" calcext:value-type="string">
            <text:p>KCASANTA2069</text:p>
          </table:table-cell>
          <table:table-cell office:value-type="float" office:value="34.85400009" calcext:value-type="float">
            <text:p>34.85400009</text:p>
          </table:table-cell>
          <table:table-cell office:value-type="float" office:value="-120.41424561" calcext:value-type="float">
            <text:p>-120.41424561</text:p>
          </table:table-cell>
          <table:table-cell office:value-type="float" office:value="1355.1" calcext:value-type="float">
            <text:p>1355.1</text:p>
          </table:table-cell>
          <table:table-cell office:value-type="string" calcext:value-type="string">
            <text:p>Santa Maria, CA</text:p>
          </table:table-cell>
        </table:table-row>
        <table:table-row table:style-name="ro1">
          <table:table-cell table:number-columns-repeated="2" office:value-type="string" calcext:value-type="string">
            <text:p>MCRZC1</text:p>
          </table:table-cell>
          <table:table-cell office:value-type="float" office:value="41.9764" calcext:value-type="float">
            <text:p>41.9764</text:p>
          </table:table-cell>
          <table:table-cell office:value-type="float" office:value="-123.612" calcext:value-type="float">
            <text:p>-123.612</text:p>
          </table:table-cell>
          <table:table-cell office:value-type="float" office:value="1080.5" calcext:value-type="float">
            <text:p>1080.5</text:p>
          </table:table-cell>
          <table:table-cell office:value-type="string" calcext:value-type="string">
            <text:p>O\u0027Brien, OR</text:p>
          </table:table-cell>
        </table:table-row>
        <table:table-row table:style-name="ro1">
          <table:table-cell table:number-columns-repeated="2" office:value-type="string" calcext:value-type="string">
            <text:p>KNVGARDN52</text:p>
          </table:table-cell>
          <table:table-cell office:value-type="float" office:value="38.90045166" calcext:value-type="float">
            <text:p>38.90045166</text:p>
          </table:table-cell>
          <table:table-cell office:value-type="float" office:value="-119.82440948" calcext:value-type="float">
            <text:p>-119.82440948</text:p>
          </table:table-cell>
          <table:table-cell office:value-type="float" office:value="1256.1" calcext:value-type="float">
            <text:p>1256.1</text:p>
          </table:table-cell>
          <table:table-cell office:value-type="string" calcext:value-type="string">
            <text:p>Gardnerville, NV</text:p>
          </table:table-cell>
        </table:table-row>
        <table:table-row table:style-name="ro1">
          <table:table-cell table:number-columns-repeated="2" office:value-type="string" calcext:value-type="string">
            <text:p>MUP240</text:p>
          </table:table-cell>
          <table:table-cell office:value-type="float" office:value="34.9671" calcext:value-type="float">
            <text:p>34.9671</text:p>
          </table:table-cell>
          <table:table-cell office:value-type="float" office:value="-116.629" calcext:value-type="float">
            <text:p>-116.629</text:p>
          </table:table-cell>
          <table:table-cell office:value-type="float" office:value="1227.1" calcext:value-type="float">
            <text:p>1227.1</text:p>
          </table:table-cell>
          <table:table-cell office:value-type="string" calcext:value-type="string">
            <text:p>Newberry Springs, CA</text:p>
          </table:table-cell>
        </table:table-row>
        <table:table-row table:style-name="ro1">
          <table:table-cell table:number-columns-repeated="2" office:value-type="string" calcext:value-type="string">
            <text:p>MBPOC1</text:p>
          </table:table-cell>
          <table:table-cell office:value-type="float" office:value="38.2719" calcext:value-type="float">
            <text:p>38.2719</text:p>
          </table:table-cell>
          <table:table-cell office:value-type="float" office:value="-119.289" calcext:value-type="float">
            <text:p>-119.289</text:p>
          </table:table-cell>
          <table:table-cell office:value-type="float" office:value="1829.4" calcext:value-type="float">
            <text:p>1829.4</text:p>
          </table:table-cell>
          <table:table-cell office:value-type="string" calcext:value-type="string">
            <text:p>Bridgeport, CA</text:p>
          </table:table-cell>
        </table:table-row>
        <table:table-row table:style-name="ro1">
          <table:table-cell table:number-columns-repeated="2" office:value-type="string" calcext:value-type="string">
            <text:p>MSBZC1</text:p>
          </table:table-cell>
          <table:table-cell office:value-type="float" office:value="34.4141" calcext:value-type="float">
            <text:p>34.4141</text:p>
          </table:table-cell>
          <table:table-cell office:value-type="float" office:value="-119.88" calcext:value-type="float">
            <text:p>-119.88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Santa Barbara, CA</text:p>
          </table:table-cell>
        </table:table-row>
        <table:table-row table:style-name="ro1">
          <table:table-cell table:number-columns-repeated="2" office:value-type="string" calcext:value-type="string">
            <text:p>KCABLUEL1</text:p>
          </table:table-cell>
          <table:table-cell office:value-type="float" office:value="41.04206848" calcext:value-type="float">
            <text:p>41.04206848</text:p>
          </table:table-cell>
          <table:table-cell office:value-type="float" office:value="-123.87563324" calcext:value-type="float">
            <text:p>-123.87563324</text:p>
          </table:table-cell>
          <table:table-cell office:value-type="float" office:value="229.8" calcext:value-type="float">
            <text:p>229.8</text:p>
          </table:table-cell>
          <table:table-cell office:value-type="string" calcext:value-type="string">
            <text:p>Redwood Valley, CA</text:p>
          </table:table-cell>
        </table:table-row>
        <table:table-row table:style-name="ro1">
          <table:table-cell table:number-columns-repeated="2" office:value-type="string" calcext:value-type="string">
            <text:p>KNVRENO168</text:p>
          </table:table-cell>
          <table:table-cell office:value-type="float" office:value="39.50867844" calcext:value-type="float">
            <text:p>39.50867844</text:p>
          </table:table-cell>
          <table:table-cell office:value-type="float" office:value="-119.79325104" calcext:value-type="float">
            <text:p>-119.79325104</text:p>
          </table:table-cell>
          <table:table-cell office:value-type="float" office:value="1383.5" calcext:value-type="float">
            <text:p>1383.5</text:p>
          </table:table-cell>
          <table:table-cell office:value-type="string" calcext:value-type="string">
            <text:p>Reno, NV</text:p>
          </table:table-cell>
        </table:table-row>
        <table:table-row table:style-name="ro1">
          <table:table-cell table:number-columns-repeated="2" office:value-type="string" calcext:value-type="string">
            <text:p>KCACORNI7</text:p>
          </table:table-cell>
          <table:table-cell office:value-type="float" office:value="39.91466522" calcext:value-type="float">
            <text:p>39.91466522</text:p>
          </table:table-cell>
          <table:table-cell office:value-type="float" office:value="-122.03276062" calcext:value-type="float">
            <text:p>-122.03276062</text:p>
          </table:table-cell>
          <table:table-cell office:value-type="float" office:value="631.9" calcext:value-type="float">
            <text:p>631.9</text:p>
          </table:table-cell>
          <table:table-cell office:value-type="string" calcext:value-type="string">
            <text:p>Corning, CA</text:p>
          </table:table-cell>
        </table:table-row>
        <table:table-row table:style-name="ro1">
          <table:table-cell table:number-columns-repeated="2" office:value-type="string" calcext:value-type="string">
            <text:p>MMSRC1</text:p>
          </table:table-cell>
          <table:table-cell office:value-type="float" office:value="41.3125" calcext:value-type="float">
            <text:p>41.3125</text:p>
          </table:table-cell>
          <table:table-cell office:value-type="float" office:value="-122.316" calcext:value-type="float">
            <text:p>-122.316</text:p>
          </table:table-cell>
          <table:table-cell office:value-type="float" office:value="880.3" calcext:value-type="float">
            <text:p>880.3</text:p>
          </table:table-cell>
          <table:table-cell office:value-type="string" calcext:value-type="string">
            <text:p>Mount Shasta, CA</text:p>
          </table:table-cell>
        </table:table-row>
        <table:table-row table:style-name="ro1">
          <table:table-cell table:number-columns-repeated="2" office:value-type="string" calcext:value-type="string">
            <text:p>KORKLAMA29</text:p>
          </table:table-cell>
          <table:table-cell office:value-type="float" office:value="42.17311859" calcext:value-type="float">
            <text:p>42.17311859</text:p>
          </table:table-cell>
          <table:table-cell office:value-type="float" office:value="-121.69902039" calcext:value-type="float">
            <text:p>-121.69902039</text:p>
          </table:table-cell>
          <table:table-cell office:value-type="float" office:value="213.4" calcext:value-type="float">
            <text:p>213.4</text:p>
          </table:table-cell>
          <table:table-cell office:value-type="string" calcext:value-type="string">
            <text:p>Klamath Falls, OR</text:p>
          </table:table-cell>
        </table:table-row>
        <table:table-row table:style-name="ro1">
          <table:table-cell table:number-columns-repeated="2" office:value-type="string" calcext:value-type="string">
            <text:p>KAZKINGM20</text:p>
          </table:table-cell>
          <table:table-cell office:value-type="float" office:value="35.36857986" calcext:value-type="float">
            <text:p>35.36857986</text:p>
          </table:table-cell>
          <table:table-cell office:value-type="float" office:value="-114.06535339" calcext:value-type="float">
            <text:p>-114.06535339</text:p>
          </table:table-cell>
          <table:table-cell office:value-type="float" office:value="1858.4" calcext:value-type="float">
            <text:p>1858.4</text:p>
          </table:table-cell>
          <table:table-cell office:value-type="string" calcext:value-type="string">
            <text:p>Kingman, AZ</text:p>
          </table:table-cell>
        </table:table-row>
        <table:table-row table:style-name="ro1">
          <table:table-cell table:number-columns-repeated="2" office:value-type="string" calcext:value-type="string">
            <text:p>MBSPNV</text:p>
          </table:table-cell>
          <table:table-cell office:value-type="float" office:value="41.269" calcext:value-type="float">
            <text:p>41.269</text:p>
          </table:table-cell>
          <table:table-cell office:value-type="float" office:value="-114.827" calcext:value-type="float">
            <text:p>-114.827</text:p>
          </table:table-cell>
          <table:table-cell office:value-type="float" office:value="15.8" calcext:value-type="float">
            <text:p>15.8</text:p>
          </table:table-cell>
          <table:table-cell office:value-type="string" calcext:value-type="string">
            <text:p>Wells, NV</text:p>
          </table:table-cell>
        </table:table-row>
        <table:table-row table:style-name="ro1">
          <table:table-cell table:number-columns-repeated="2" office:value-type="string" calcext:value-type="string">
            <text:p>KCAPALMD73</text:p>
          </table:table-cell>
          <table:table-cell office:value-type="float" office:value="33.79307175" calcext:value-type="float">
            <text:p>33.79307175</text:p>
          </table:table-cell>
          <table:table-cell office:value-type="float" office:value="-116.28581238" calcext:value-type="float">
            <text:p>-116.28581238</text:p>
          </table:table-cell>
          <table:table-cell office:value-type="float" office:value="1390.5" calcext:value-type="float">
            <text:p>1390.5</text:p>
          </table:table-cell>
          <table:table-cell office:value-type="string" calcext:value-type="string">
            <text:p>Palm Desert, CA</text:p>
          </table:table-cell>
        </table:table-row>
        <table:table-row table:style-name="ro1">
          <table:table-cell table:number-columns-repeated="2" office:value-type="string" calcext:value-type="string">
            <text:p>MRBYC1</text:p>
          </table:table-cell>
          <table:table-cell office:value-type="float" office:value="35.8644" calcext:value-type="float">
            <text:p>35.8644</text:p>
          </table:table-cell>
          <table:table-cell office:value-type="float" office:value="-120.8" calcext:value-type="float">
            <text:p>-120.8</text:p>
          </table:table-cell>
          <table:table-cell office:value-type="float" office:value="1201.5" calcext:value-type="float">
            <text:p>1201.5</text:p>
          </table:table-cell>
          <table:table-cell office:value-type="string" calcext:value-type="string">
            <text:p>San Miguel, CA</text:p>
          </table:table-cell>
        </table:table-row>
        <table:table-row table:style-name="ro1">
          <table:table-cell table:number-columns-repeated="2" office:value-type="string" calcext:value-type="string">
            <text:p>MAV268</text:p>
          </table:table-cell>
          <table:table-cell office:value-type="float" office:value="37.8674" calcext:value-type="float">
            <text:p>37.8674</text:p>
          </table:table-cell>
          <table:table-cell office:value-type="float" office:value="-119.869" calcext:value-type="float">
            <text:p>-119.869</text:p>
          </table:table-cell>
          <table:table-cell office:value-type="float" office:value="922.9" calcext:value-type="float">
            <text:p>922.9</text:p>
          </table:table-cell>
          <table:table-cell office:value-type="string" calcext:value-type="string">
            <text:p>, </text:p>
          </table:table-cell>
        </table:table-row>
        <table:table-row table:style-name="ro1">
          <table:table-cell table:number-columns-repeated="2" office:value-type="string" calcext:value-type="string">
            <text:p>KNVNORTH6</text:p>
          </table:table-cell>
          <table:table-cell office:value-type="float" office:value="36.26387787" calcext:value-type="float">
            <text:p>36.26387787</text:p>
          </table:table-cell>
          <table:table-cell office:value-type="float" office:value="-115.14837646" calcext:value-type="float">
            <text:p>-115.14837646</text:p>
          </table:table-cell>
          <table:table-cell office:value-type="float" office:value="228.6" calcext:value-type="float">
            <text:p>228.6</text:p>
          </table:table-cell>
          <table:table-cell office:value-type="string" calcext:value-type="string">
            <text:p>North Las Vegas, NV</text:p>
          </table:table-cell>
        </table:table-row>
        <table:table-row table:style-name="ro1">
          <table:table-cell table:number-columns-repeated="2" office:value-type="string" calcext:value-type="string">
            <text:p>KAZEHREN2</text:p>
          </table:table-cell>
          <table:table-cell office:value-type="float" office:value="33.62669373" calcext:value-type="float">
            <text:p>33.62669373</text:p>
          </table:table-cell>
          <table:table-cell office:value-type="float" office:value="-114.50061798" calcext:value-type="float">
            <text:p>-114.50061798</text:p>
          </table:table-cell>
          <table:table-cell office:value-type="float" office:value="474.6" calcext:value-type="float">
            <text:p>474.6</text:p>
          </table:table-cell>
          <table:table-cell office:value-type="string" calcext:value-type="string">
            <text:p>Ehrenberg, AZ</text:p>
          </table:table-cell>
        </table:table-row>
        <table:table-row table:style-name="ro1">
          <table:table-cell table:number-columns-repeated="2" office:value-type="string" calcext:value-type="string">
            <text:p>KREO</text:p>
          </table:table-cell>
          <table:table-cell office:value-type="float" office:value="42.58000183" calcext:value-type="float">
            <text:p>42.58000183</text:p>
          </table:table-cell>
          <table:table-cell office:value-type="float" office:value="-117.88999939" calcext:value-type="float">
            <text:p>-117.88999939</text:p>
          </table:table-cell>
          <table:table-cell office:value-type="float" office:value="585.8" calcext:value-type="float">
            <text:p>585.8</text:p>
          </table:table-cell>
          <table:table-cell office:value-type="string" calcext:value-type="string">
            <text:p>Rome, OR</text:p>
          </table:table-cell>
        </table:table-row>
        <table:table-row table:style-name="ro1">
          <table:table-cell table:number-columns-repeated="2" office:value-type="string" calcext:value-type="string">
            <text:p>KCAETNA4</text:p>
          </table:table-cell>
          <table:table-cell office:value-type="float" office:value="41.46341705" calcext:value-type="float">
            <text:p>41.46341705</text:p>
          </table:table-cell>
          <table:table-cell office:value-type="float" office:value="-122.89304352" calcext:value-type="float">
            <text:p>-122.89304352</text:p>
          </table:table-cell>
          <table:table-cell office:value-type="float" office:value="285.9" calcext:value-type="float">
            <text:p>285.9</text:p>
          </table:table-cell>
          <table:table-cell office:value-type="string" calcext:value-type="string">
            <text:p>Etna, CA</text:p>
          </table:table-cell>
        </table:table-row>
        <table:table-row table:style-name="ro1">
          <table:table-cell table:number-columns-repeated="2" office:value-type="string" calcext:value-type="string">
            <text:p>KCADESER25</text:p>
          </table:table-cell>
          <table:table-cell office:value-type="float" office:value="33.71250153" calcext:value-type="float">
            <text:p>33.71250153</text:p>
          </table:table-cell>
          <table:table-cell office:value-type="float" office:value="-115.40219879" calcext:value-type="float">
            <text:p>-115.40219879</text:p>
          </table:table-cell>
          <table:table-cell office:value-type="float" office:value="2248.2" calcext:value-type="float">
            <text:p>2248.2</text:p>
          </table:table-cell>
          <table:table-cell office:value-type="string" calcext:value-type="string">
            <text:p>Desert Center, CA</text:p>
          </table:table-cell>
        </table:table-row>
        <table:table-row table:style-name="ro1">
          <table:table-cell table:number-columns-repeated="2" office:value-type="string" calcext:value-type="string">
            <text:p>MRTLC1</text:p>
          </table:table-cell>
          <table:table-cell office:value-type="float" office:value="40.1281" calcext:value-type="float">
            <text:p>40.1281</text:p>
          </table:table-cell>
          <table:table-cell office:value-type="float" office:value="-121.044" calcext:value-type="float">
            <text:p>-121.044</text:p>
          </table:table-cell>
          <table:table-cell office:value-type="float" office:value="1560.9" calcext:value-type="float">
            <text:p>1560.9</text:p>
          </table:table-cell>
          <table:table-cell office:value-type="string" calcext:value-type="string">
            <text:p>Greenville, CA</text:p>
          </table:table-cell>
        </table:table-row>
        <table:table-row table:style-name="ro1">
          <table:table-cell table:number-columns-repeated="2" office:value-type="string" calcext:value-type="string">
            <text:p>KCAOXNAR21</text:p>
          </table:table-cell>
          <table:table-cell office:value-type="float" office:value="34.18616104" calcext:value-type="float">
            <text:p>34.18616104</text:p>
          </table:table-cell>
          <table:table-cell office:value-type="float" office:value="-119.15759277" calcext:value-type="float">
            <text:p>-119.15759277</text:p>
          </table:table-cell>
          <table:table-cell office:value-type="float" office:value="1023.5" calcext:value-type="float">
            <text:p>1023.5</text:p>
          </table:table-cell>
          <table:table-cell office:value-type="string" calcext:value-type="string">
            <text:p>Oxnard, CA</text:p>
          </table:table-cell>
        </table:table-row>
        <table:table-row table:style-name="ro1">
          <table:table-cell table:number-columns-repeated="2" office:value-type="string" calcext:value-type="string">
            <text:p>MA27AA</text:p>
          </table:table-cell>
          <table:table-cell office:value-type="float" office:value="36.7701" calcext:value-type="float">
            <text:p>36.7701</text:p>
          </table:table-cell>
          <table:table-cell office:value-type="float" office:value="-116.105" calcext:value-type="float">
            <text:p>-116.105</text:p>
          </table:table-cell>
          <table:table-cell office:value-type="float" office:value="1057.7" calcext:value-type="float">
            <text:p>1057.7</text:p>
          </table:table-cell>
          <table:table-cell office:value-type="string" calcext:value-type="string">
            <text:p>Mercury, NV</text:p>
          </table:table-cell>
        </table:table-row>
        <table:table-row table:style-name="ro1">
          <table:table-cell table:number-columns-repeated="2" office:value-type="string" calcext:value-type="string">
            <text:p>MTORNV</text:p>
          </table:table-cell>
          <table:table-cell office:value-type="float" office:value="40.0633" calcext:value-type="float">
            <text:p>40.0633</text:p>
          </table:table-cell>
          <table:table-cell office:value-type="float" office:value="-118.648" calcext:value-type="float">
            <text:p>-118.648</text:p>
          </table:table-cell>
          <table:table-cell office:value-type="float" office:value="1455.4" calcext:value-type="float">
            <text:p>1455.4</text:p>
          </table:table-cell>
          <table:table-cell office:value-type="string" calcext:value-type="string">
            <text:p>Lovelock, NV</text:p>
          </table:table-cell>
        </table:table-row>
        <table:table-row table:style-name="ro1">
          <table:table-cell table:number-columns-repeated="2" office:value-type="string" calcext:value-type="string">
            <text:p>KGXA</text:p>
          </table:table-cell>
          <table:table-cell office:value-type="float" office:value="34.56999969" calcext:value-type="float">
            <text:p>34.56999969</text:p>
          </table:table-cell>
          <table:table-cell office:value-type="float" office:value="-117.66999817" calcext:value-type="float">
            <text:p>-117.66999817</text:p>
          </table:table-cell>
          <table:table-cell office:value-type="float" office:value="191.7" calcext:value-type="float">
            <text:p>191.7</text:p>
          </table:table-cell>
          <table:table-cell office:value-type="string" calcext:value-type="string">
            <text:p>Palmdale - Butte, CA</text:p>
          </table:table-cell>
        </table:table-row>
        <table:table-row table:style-name="ro1">
          <table:table-cell table:number-columns-repeated="2" office:value-type="string" calcext:value-type="string">
            <text:p>KCASHAST21</text:p>
          </table:table-cell>
          <table:table-cell office:value-type="float" office:value="40.6686821" calcext:value-type="float">
            <text:p>40.6686821</text:p>
          </table:table-cell>
          <table:table-cell office:value-type="float" office:value="-122.38115692" calcext:value-type="float">
            <text:p>-122.38115692</text:p>
          </table:table-cell>
          <table:table-cell office:value-type="float" office:value="1068.9" calcext:value-type="float">
            <text:p>1068.9</text:p>
          </table:table-cell>
          <table:table-cell office:value-type="string" calcext:value-type="string">
            <text:p>Shasta Lake, CA</text:p>
          </table:table-cell>
        </table:table-row>
        <table:table-row table:style-name="ro1">
          <table:table-cell table:number-columns-repeated="2" office:value-type="string" calcext:value-type="string">
            <text:p>KORTALEN2</text:p>
          </table:table-cell>
          <table:table-cell office:value-type="float" office:value="42.25149918" calcext:value-type="float">
            <text:p>42.25149918</text:p>
          </table:table-cell>
          <table:table-cell office:value-type="float" office:value="-122.78385162" calcext:value-type="float">
            <text:p>-122.78385162</text:p>
          </table:table-cell>
          <table:table-cell office:value-type="float" office:value="729.1" calcext:value-type="float">
            <text:p>729.1</text:p>
          </table:table-cell>
          <table:table-cell office:value-type="string" calcext:value-type="string">
            <text:p>Talent, OR</text:p>
          </table:table-cell>
        </table:table-row>
        <table:table-row table:style-name="ro1">
          <table:table-cell table:number-columns-repeated="2" office:value-type="string" calcext:value-type="string">
            <text:p>MMOLC1</text:p>
          </table:table-cell>
          <table:table-cell office:value-type="float" office:value="36.2319" calcext:value-type="float">
            <text:p>36.2319</text:p>
          </table:table-cell>
          <table:table-cell office:value-type="float" office:value="-118.871" calcext:value-type="float">
            <text:p>-118.871</text:p>
          </table:table-cell>
          <table:table-cell office:value-type="float" office:value="1637.4" calcext:value-type="float">
            <text:p>1637.4</text:p>
          </table:table-cell>
          <table:table-cell office:value-type="string" calcext:value-type="string">
            <text:p>Springville, CA</text:p>
          </table:table-cell>
        </table:table-row>
        <table:table-row table:style-name="ro1">
          <table:table-cell table:number-columns-repeated="2" office:value-type="string" calcext:value-type="string">
            <text:p>KCALAKEB2</text:p>
          </table:table-cell>
          <table:table-cell office:value-type="float" office:value="38.59999847" calcext:value-type="float">
            <text:p>38.59999847</text:p>
          </table:table-cell>
          <table:table-cell office:value-type="float" office:value="-122.19999695" calcext:value-type="float">
            <text:p>-122.19999695</text:p>
          </table:table-cell>
          <table:table-cell office:value-type="float" office:value="2527.1" calcext:value-type="float">
            <text:p>2527.1</text:p>
          </table:table-cell>
          <table:table-cell office:value-type="string" calcext:value-type="string">
            <text:p>Napa, CA</text:p>
          </table:table-cell>
        </table:table-row>
        <table:table-row table:style-name="ro1">
          <table:table-cell table:number-columns-repeated="2" office:value-type="string" calcext:value-type="string">
            <text:p>MPINNV</text:p>
          </table:table-cell>
          <table:table-cell office:value-type="float" office:value="39.4504" calcext:value-type="float">
            <text:p>39.4504</text:p>
          </table:table-cell>
          <table:table-cell office:value-type="float" office:value="-115.934" calcext:value-type="float">
            <text:p>-115.934</text:p>
          </table:table-cell>
          <table:table-cell office:value-type="float" office:value="2019.3" calcext:value-type="float">
            <text:p>2019.3</text:p>
          </table:table-cell>
          <table:table-cell office:value-type="string" calcext:value-type="string">
            <text:p>Eureka, NV</text:p>
          </table:table-cell>
        </table:table-row>
        <table:table-row table:style-name="ro1">
          <table:table-cell table:number-columns-repeated="2" office:value-type="string" calcext:value-type="string">
            <text:p>KIDMURTA2</text:p>
          </table:table-cell>
          <table:table-cell office:value-type="float" office:value="42.33195877" calcext:value-type="float">
            <text:p>42.33195877</text:p>
          </table:table-cell>
          <table:table-cell office:value-type="float" office:value="-114.21304321" calcext:value-type="float">
            <text:p>-114.21304321</text:p>
          </table:table-cell>
          <table:table-cell office:value-type="float" office:value="1245.4" calcext:value-type="float">
            <text:p>1245.4</text:p>
          </table:table-cell>
          <table:table-cell office:value-type="string" calcext:value-type="string">
            <text:p>Murtaugh, ID</text:p>
          </table:table-cell>
        </table:table-row>
        <table:table-row table:style-name="ro1">
          <table:table-cell table:number-columns-repeated="2" office:value-type="string" calcext:value-type="string">
            <text:p>MOPLC1</text:p>
          </table:table-cell>
          <table:table-cell office:value-type="float" office:value="35.1542" calcext:value-type="float">
            <text:p>35.1542</text:p>
          </table:table-cell>
          <table:table-cell office:value-type="float" office:value="-117.176" calcext:value-type="float">
            <text:p>-117.176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Barstow, CA</text:p>
          </table:table-cell>
        </table:table-row>
        <table:table-row table:style-name="ro1">
          <table:table-cell table:number-columns-repeated="2" office:value-type="string" calcext:value-type="string">
            <text:p>KCAPOLLO31</text:p>
          </table:table-cell>
          <table:table-cell office:value-type="float" office:value="38.70814514" calcext:value-type="float">
            <text:p>38.70814514</text:p>
          </table:table-cell>
          <table:table-cell office:value-type="float" office:value="-120.60633087" calcext:value-type="float">
            <text:p>-120.60633087</text:p>
          </table:table-cell>
          <table:table-cell office:value-type="float" office:value="1755.6" calcext:value-type="float">
            <text:p>1755.6</text:p>
          </table:table-cell>
          <table:table-cell office:value-type="string" calcext:value-type="string">
            <text:p>Pollock Pines, CA</text:p>
          </table:table-cell>
        </table:table-row>
        <table:table-row table:style-name="ro1">
          <table:table-cell table:number-columns-repeated="2" office:value-type="string" calcext:value-type="string">
            <text:p>MLCMSD</text:p>
          </table:table-cell>
          <table:table-cell office:value-type="float" office:value="32.9974" calcext:value-type="float">
            <text:p>32.9974</text:p>
          </table:table-cell>
          <table:table-cell office:value-type="float" office:value="-116.595" calcext:value-type="float">
            <text:p>-116.595</text:p>
          </table:table-cell>
          <table:table-cell office:value-type="float" office:value="1269.5" calcext:value-type="float">
            <text:p>1269.5</text:p>
          </table:table-cell>
          <table:table-cell office:value-type="string" calcext:value-type="string">
            <text:p>Julian, CA</text:p>
          </table:table-cell>
        </table:table-row>
        <table:table-row table:style-name="ro1">
          <table:table-cell table:number-columns-repeated="2" office:value-type="string" calcext:value-type="string">
            <text:p>KCAUKIAH7</text:p>
          </table:table-cell>
          <table:table-cell office:value-type="float" office:value="39.15047836" calcext:value-type="float">
            <text:p>39.15047836</text:p>
          </table:table-cell>
          <table:table-cell office:value-type="float" office:value="-123.20652771" calcext:value-type="float">
            <text:p>-123.20652771</text:p>
          </table:table-cell>
          <table:table-cell office:value-type="float" office:value="1219.5" calcext:value-type="float">
            <text:p>1219.5</text:p>
          </table:table-cell>
          <table:table-cell office:value-type="string" calcext:value-type="string">
            <text:p>Ukiah, CA</text:p>
          </table:table-cell>
        </table:table-row>
        <table:table-row table:style-name="ro1">
          <table:table-cell table:number-columns-repeated="2" office:value-type="string" calcext:value-type="string">
            <text:p>KCALEONA1</text:p>
          </table:table-cell>
          <table:table-cell office:value-type="float" office:value="34.60750198" calcext:value-type="float">
            <text:p>34.60750198</text:p>
          </table:table-cell>
          <table:table-cell office:value-type="float" office:value="-118.30259705" calcext:value-type="float">
            <text:p>-118.30259705</text:p>
          </table:table-cell>
          <table:table-cell office:value-type="float" office:value="1742.5" calcext:value-type="float">
            <text:p>1742.5</text:p>
          </table:table-cell>
          <table:table-cell office:value-type="string" calcext:value-type="string">
            <text:p>Leona Valley, CA</text:p>
          </table:table-cell>
        </table:table-row>
        <table:table-row table:style-name="ro1">
          <table:table-cell table:number-columns-repeated="2" office:value-type="string" calcext:value-type="string">
            <text:p>KCARIDGE10</text:p>
          </table:table-cell>
          <table:table-cell office:value-type="float" office:value="35.6029892" calcext:value-type="float">
            <text:p>35.6029892</text:p>
          </table:table-cell>
          <table:table-cell office:value-type="float" office:value="-117.69727325" calcext:value-type="float">
            <text:p>-117.69727325</text:p>
          </table:table-cell>
          <table:table-cell office:value-type="float" office:value="1366.4" calcext:value-type="float">
            <text:p>1366.4</text:p>
          </table:table-cell>
          <table:table-cell office:value-type="string" calcext:value-type="string">
            <text:p>Ridgecrest, CA</text:p>
          </table:table-cell>
        </table:table-row>
        <table:table-row table:style-name="ro1">
          <table:table-cell table:number-columns-repeated="2" office:value-type="string" calcext:value-type="string">
            <text:p>MSPAI1</text:p>
          </table:table-cell>
          <table:table-cell office:value-type="float" office:value="42.0181" calcext:value-type="float">
            <text:p>42.0181</text:p>
          </table:table-cell>
          <table:table-cell office:value-type="float" office:value="-116.213" calcext:value-type="float">
            <text:p>-116.213</text:p>
          </table:table-cell>
          <table:table-cell office:value-type="float" office:value="73.8" calcext:value-type="float">
            <text:p>73.8</text:p>
          </table:table-cell>
          <table:table-cell office:value-type="string" calcext:value-type="string">
            <text:p>Bruneau, ID</text:p>
          </table:table-cell>
        </table:table-row>
        <table:table-row table:style-name="ro1">
          <table:table-cell table:number-columns-repeated="2" office:value-type="string" calcext:value-type="string">
            <text:p>MBCHC1</text:p>
          </table:table-cell>
          <table:table-cell office:value-type="float" office:value="36.1264" calcext:value-type="float">
            <text:p>36.1264</text:p>
          </table:table-cell>
          <table:table-cell office:value-type="float" office:value="-118.309" calcext:value-type="float">
            <text:p>-118.309</text:p>
          </table:table-cell>
          <table:table-cell office:value-type="float" office:value="164.9" calcext:value-type="float">
            <text:p>164.9</text:p>
          </table:table-cell>
          <table:table-cell office:value-type="string" calcext:value-type="string">
            <text:p>Camp Nelson, CA</text:p>
          </table:table-cell>
        </table:table-row>
        <table:table-row table:style-name="ro1">
          <table:table-cell table:number-columns-repeated="2" office:value-type="string" calcext:value-type="string">
            <text:p>MHRWN2</text:p>
          </table:table-cell>
          <table:table-cell office:value-type="float" office:value="38.8414" calcext:value-type="float">
            <text:p>38.8414</text:p>
          </table:table-cell>
          <table:table-cell office:value-type="float" office:value="-114.351" calcext:value-type="float">
            <text:p>-114.351</text:p>
          </table:table-cell>
          <table:table-cell office:value-type="float" office:value="1720.3" calcext:value-type="float">
            <text:p>1720.3</text:p>
          </table:table-cell>
          <table:table-cell office:value-type="string" calcext:value-type="string">
            <text:p>Baker, NV</text:p>
          </table:table-cell>
        </table:table-row>
        <table:table-row table:style-name="ro1">
          <table:table-cell table:number-columns-repeated="2" office:value-type="string" calcext:value-type="string">
            <text:p>MUP977</text:p>
          </table:table-cell>
          <table:table-cell office:value-type="float" office:value="40.195" calcext:value-type="float">
            <text:p>40.195</text:p>
          </table:table-cell>
          <table:table-cell office:value-type="float" office:value="-119.846" calcext:value-type="float">
            <text:p>-119.846</text:p>
          </table:table-cell>
          <table:table-cell office:value-type="float" office:value="56.7" calcext:value-type="float">
            <text:p>56.7</text:p>
          </table:table-cell>
          <table:table-cell office:value-type="string" calcext:value-type="string">
            <text:p>Herlong, CA</text:p>
          </table:table-cell>
        </table:table-row>
        <table:table-row table:style-name="ro1">
          <table:table-cell table:number-columns-repeated="2" office:value-type="string" calcext:value-type="string">
            <text:p>KCACRESC22</text:p>
          </table:table-cell>
          <table:table-cell office:value-type="float" office:value="41.74924469" calcext:value-type="float">
            <text:p>41.74924469</text:p>
          </table:table-cell>
          <table:table-cell office:value-type="float" office:value="-124.15483856" calcext:value-type="float">
            <text:p>-124.15483856</text:p>
          </table:table-cell>
          <table:table-cell office:value-type="float" office:value="1385.6" calcext:value-type="float">
            <text:p>1385.6</text:p>
          </table:table-cell>
          <table:table-cell office:value-type="string" calcext:value-type="string">
            <text:p>Crescent City, CA</text:p>
          </table:table-cell>
        </table:table-row>
        <table:table-row table:style-name="ro1">
          <table:table-cell table:number-columns-repeated="2" office:value-type="string" calcext:value-type="string">
            <text:p>KNVSPRIN1</text:p>
          </table:table-cell>
          <table:table-cell office:value-type="float" office:value="40.74094772" calcext:value-type="float">
            <text:p>40.74094772</text:p>
          </table:table-cell>
          <table:table-cell office:value-type="float" office:value="-115.5298233" calcext:value-type="float">
            <text:p>-115.5298233</text:p>
          </table:table-cell>
          <table:table-cell office:value-type="float" office:value="1934.3" calcext:value-type="float">
            <text:p>1934.3</text:p>
          </table:table-cell>
          <table:table-cell office:value-type="string" calcext:value-type="string">
            <text:p>Spring Creek, NV</text:p>
          </table:table-cell>
        </table:table-row>
        <table:table-row table:style-name="ro1">
          <table:table-cell table:number-columns-repeated="2" office:value-type="string" calcext:value-type="string">
            <text:p>MFVVN2</text:p>
          </table:table-cell>
          <table:table-cell office:value-type="float" office:value="39.3242" calcext:value-type="float">
            <text:p>39.3242</text:p>
          </table:table-cell>
          <table:table-cell office:value-type="float" office:value="-118.223" calcext:value-type="float">
            <text:p>-118.223</text:p>
          </table:table-cell>
          <table:table-cell office:value-type="float" office:value="1753.5" calcext:value-type="float">
            <text:p>1753.5</text:p>
          </table:table-cell>
          <table:table-cell office:value-type="string" calcext:value-type="string">
            <text:p>, </text:p>
          </table:table-cell>
        </table:table-row>
        <table:table-row table:style-name="ro1">
          <table:table-cell table:number-columns-repeated="2" office:value-type="string" calcext:value-type="string">
            <text:p>MUP974</text:p>
          </table:table-cell>
          <table:table-cell office:value-type="float" office:value="40.79" calcext:value-type="float">
            <text:p>40.79</text:p>
          </table:table-cell>
          <table:table-cell office:value-type="float" office:value="-119.071" calcext:value-type="float">
            <text:p>-119.071</text:p>
          </table:table-cell>
          <table:table-cell office:value-type="float" office:value="1195.4" calcext:value-type="float">
            <text:p>1195.4</text:p>
          </table:table-cell>
          <table:table-cell office:value-type="string" calcext:value-type="string">
            <text:p>Empire, NV</text:p>
          </table:table-cell>
        </table:table-row>
        <table:table-row table:style-name="ro1">
          <table:table-cell table:number-columns-repeated="2" office:value-type="string" calcext:value-type="string">
            <text:p>MQRMO3</text:p>
          </table:table-cell>
          <table:table-cell office:value-type="float" office:value="42.32" calcext:value-type="float">
            <text:p>42.32</text:p>
          </table:table-cell>
          <table:table-cell office:value-type="float" office:value="-120.83" calcext:value-type="float">
            <text:p>-120.83</text:p>
          </table:table-cell>
          <table:table-cell office:value-type="float" office:value="1007.7" calcext:value-type="float">
            <text:p>1007.7</text:p>
          </table:table-cell>
          <table:table-cell office:value-type="string" calcext:value-type="string">
            <text:p>Bonanza, OR</text:p>
          </table:table-cell>
        </table:table-row>
        <table:table-row table:style-name="ro1">
          <table:table-cell table:number-columns-repeated="2" office:value-type="string" calcext:value-type="string">
            <text:p>MUR003</text:p>
          </table:table-cell>
          <table:table-cell office:value-type="float" office:value="40.7445" calcext:value-type="float">
            <text:p>40.7445</text:p>
          </table:table-cell>
          <table:table-cell office:value-type="float" office:value="-116.948" calcext:value-type="float">
            <text:p>-116.948</text:p>
          </table:table-cell>
          <table:table-cell office:value-type="float" office:value="2432.3" calcext:value-type="float">
            <text:p>2432.3</text:p>
          </table:table-cell>
          <table:table-cell office:value-type="string" calcext:value-type="string">
            <text:p>Battle Mountain, NV</text:p>
          </table:table-cell>
        </table:table-row>
        <table:table-row table:style-name="ro1">
          <table:table-cell table:number-columns-repeated="2" office:value-type="string" calcext:value-type="string">
            <text:p>MDSCCA</text:p>
          </table:table-cell>
          <table:table-cell office:value-type="float" office:value="32.98" calcext:value-type="float">
            <text:p>32.98</text:p>
          </table:table-cell>
          <table:table-cell office:value-type="float" office:value="-115.49" calcext:value-type="float">
            <text:p>-115.49</text:p>
          </table:table-cell>
          <table:table-cell office:value-type="float" office:value="54.9" calcext:value-type="float">
            <text:p>54.9</text:p>
          </table:table-cell>
          <table:table-cell office:value-type="string" calcext:value-type="string">
            <text:p>Brawley, CA</text:p>
          </table:table-cell>
        </table:table-row>
        <table:table-row table:style-name="ro1">
          <table:table-cell table:number-columns-repeated="2" office:value-type="string" calcext:value-type="string">
            <text:p>KCAMENDO10</text:p>
          </table:table-cell>
          <table:table-cell office:value-type="float" office:value="39.28823853" calcext:value-type="float">
            <text:p>39.28823853</text:p>
          </table:table-cell>
          <table:table-cell office:value-type="float" office:value="-123.7715683" calcext:value-type="float">
            <text:p>-123.7715683</text:p>
          </table:table-cell>
          <table:table-cell office:value-type="float" office:value="1223.5" calcext:value-type="float">
            <text:p>1223.5</text:p>
          </table:table-cell>
          <table:table-cell office:value-type="string" calcext:value-type="string">
            <text:p>Mendocino, CA</text:p>
          </table:table-cell>
        </table:table-row>
        <table:table-row table:style-name="ro1">
          <table:table-cell table:number-columns-repeated="2" office:value-type="string" calcext:value-type="string">
            <text:p>KIDBUHL5</text:p>
          </table:table-cell>
          <table:table-cell office:value-type="float" office:value="42.62067795" calcext:value-type="float">
            <text:p>42.62067795</text:p>
          </table:table-cell>
          <table:table-cell office:value-type="float" office:value="-114.76840973" calcext:value-type="float">
            <text:p>-114.76840973</text:p>
          </table:table-cell>
          <table:table-cell office:value-type="float" office:value="1465.5" calcext:value-type="float">
            <text:p>1465.5</text:p>
          </table:table-cell>
          <table:table-cell office:value-type="string" calcext:value-type="string">
            <text:p>Buhl, ID</text:p>
          </table:table-cell>
        </table:table-row>
        <table:table-row table:style-name="ro1">
          <table:table-cell table:number-columns-repeated="2" office:value-type="string" calcext:value-type="string">
            <text:p>KAZLAKEH33</text:p>
          </table:table-cell>
          <table:table-cell office:value-type="float" office:value="34.52012253" calcext:value-type="float">
            <text:p>34.52012253</text:p>
          </table:table-cell>
          <table:table-cell office:value-type="float" office:value="-114.35921478" calcext:value-type="float">
            <text:p>-114.35921478</text:p>
          </table:table-cell>
          <table:table-cell office:value-type="float" office:value="1523.4" calcext:value-type="float">
            <text:p>1523.4</text:p>
          </table:table-cell>
          <table:table-cell office:value-type="string" calcext:value-type="string">
            <text:p>Lake Havasu City, AZ</text:p>
          </table:table-cell>
        </table:table-row>
        <table:table-row table:style-name="ro1">
          <table:table-cell table:number-columns-repeated="2" office:value-type="string" calcext:value-type="string">
            <text:p>MODT98</text:p>
          </table:table-cell>
          <table:table-cell office:value-type="float" office:value="42.2381" calcext:value-type="float">
            <text:p>42.2381</text:p>
          </table:table-cell>
          <table:table-cell office:value-type="float" office:value="-120.294" calcext:value-type="float">
            <text:p>-120.294</text:p>
          </table:table-cell>
          <table:table-cell office:value-type="float" office:value="709.9" calcext:value-type="float">
            <text:p>709.9</text:p>
          </table:table-cell>
          <table:table-cell office:value-type="string" calcext:value-type="string">
            <text:p>Lakeview, OR</text:p>
          </table:table-cell>
        </table:table-row>
        <table:table-row table:style-name="ro1">
          <table:table-cell table:number-columns-repeated="2" office:value-type="string" calcext:value-type="string">
            <text:p>MCF069</text:p>
          </table:table-cell>
          <table:table-cell office:value-type="float" office:value="37.0831" calcext:value-type="float">
            <text:p>37.0831</text:p>
          </table:table-cell>
          <table:table-cell office:value-type="float" office:value="-120.359" calcext:value-type="float">
            <text:p>-120.359</text:p>
          </table:table-cell>
          <table:table-cell office:value-type="float" office:value="1470.4" calcext:value-type="float">
            <text:p>1470.4</text:p>
          </table:table-cell>
          <table:table-cell office:value-type="string" calcext:value-type="string">
            <text:p>Chowchilla, CA</text:p>
          </table:table-cell>
        </table:table-row>
        <table:table-row table:style-name="ro1">
          <table:table-cell table:number-columns-repeated="2" office:value-type="string" calcext:value-type="string">
            <text:p>MDEDN2</text:p>
          </table:table-cell>
          <table:table-cell office:value-type="float" office:value="39.2619" calcext:value-type="float">
            <text:p>39.2619</text:p>
          </table:table-cell>
          <table:table-cell office:value-type="float" office:value="-118.943" calcext:value-type="float">
            <text:p>-118.943</text:p>
          </table:table-cell>
          <table:table-cell office:value-type="float" office:value="592.8" calcext:value-type="float">
            <text:p>592.8</text:p>
          </table:table-cell>
          <table:table-cell office:value-type="string" calcext:value-type="string">
            <text:p>Fallon, NV</text:p>
          </table:table-cell>
        </table:table-row>
        <table:table-row table:style-name="ro1">
          <table:table-cell table:number-columns-repeated="2" office:value-type="string" calcext:value-type="string">
            <text:p>MSPMN2</text:p>
          </table:table-cell>
          <table:table-cell office:value-type="float" office:value="40.4381" calcext:value-type="float">
            <text:p>40.4381</text:p>
          </table:table-cell>
          <table:table-cell office:value-type="float" office:value="-114.81" calcext:value-type="float">
            <text:p>-114.81</text:p>
          </table:table-cell>
          <table:table-cell office:value-type="float" office:value="1982.4" calcext:value-type="float">
            <text:p>1982.4</text:p>
          </table:table-cell>
          <table:table-cell office:value-type="string" calcext:value-type="string">
            <text:p>Ruby Valley, NV</text:p>
          </table:table-cell>
        </table:table-row>
        <table:table-row table:style-name="ro1">
          <table:table-cell table:number-columns-repeated="2" office:value-type="string" calcext:value-type="string">
            <text:p>KAZBULLH11</text:p>
          </table:table-cell>
          <table:table-cell office:value-type="float" office:value="35.1194725" calcext:value-type="float">
            <text:p>35.1194725</text:p>
          </table:table-cell>
          <table:table-cell office:value-type="float" office:value="-114.62106323" calcext:value-type="float">
            <text:p>-114.62106323</text:p>
          </table:table-cell>
          <table:table-cell office:value-type="float" office:value="1698.3" calcext:value-type="float">
            <text:p>1698.3</text:p>
          </table:table-cell>
          <table:table-cell office:value-type="string" calcext:value-type="string">
            <text:p>Bullhead City, AZ</text:p>
          </table:table-cell>
        </table:table-row>
        <table:table-row table:style-name="ro1">
          <table:table-cell table:number-columns-repeated="2" office:value-type="string" calcext:value-type="string">
            <text:p>MBBNC1</text:p>
          </table:table-cell>
          <table:table-cell office:value-type="float" office:value="39.31" calcext:value-type="float">
            <text:p>39.31</text:p>
          </table:table-cell>
          <table:table-cell office:value-type="float" office:value="-120.52" calcext:value-type="float">
            <text:p>-120.52</text:p>
          </table:table-cell>
          <table:table-cell office:value-type="float" office:value="1819.4" calcext:value-type="float">
            <text:p>1819.4</text:p>
          </table:table-cell>
          <table:table-cell office:value-type="string" calcext:value-type="string">
            <text:p>Soda Springs, CA</text:p>
          </table:table-cell>
        </table:table-row>
        <table:table-row table:style-name="ro1">
          <table:table-cell table:number-columns-repeated="2" office:value-type="string" calcext:value-type="string">
            <text:p>KCAHAYFO5</text:p>
          </table:table-cell>
          <table:table-cell office:value-type="float" office:value="40.53792191" calcext:value-type="float">
            <text:p>40.53792191</text:p>
          </table:table-cell>
          <table:table-cell office:value-type="float" office:value="-123.18791199" calcext:value-type="float">
            <text:p>-123.18791199</text:p>
          </table:table-cell>
          <table:table-cell office:value-type="float" office:value="2805.1" calcext:value-type="float">
            <text:p>2805.1</text:p>
          </table:table-cell>
          <table:table-cell office:value-type="string" calcext:value-type="string">
            <text:p>Hayfork, CA</text:p>
          </table:table-cell>
        </table:table-row>
        <table:table-row table:style-name="ro1">
          <table:table-cell table:number-columns-repeated="2" office:value-type="string" calcext:value-type="string">
            <text:p>MIDPCA</text:p>
          </table:table-cell>
          <table:table-cell office:value-type="float" office:value="36.8" calcext:value-type="float">
            <text:p>36.8</text:p>
          </table:table-cell>
          <table:table-cell office:value-type="float" office:value="-118.19" calcext:value-type="float">
            <text:p>-118.19</text:p>
          </table:table-cell>
          <table:table-cell office:value-type="float" office:value="1922.4" calcext:value-type="float">
            <text:p>1922.4</text:p>
          </table:table-cell>
          <table:table-cell office:value-type="string" calcext:value-type="string">
            <text:p>Independence, CA</text:p>
          </table:table-cell>
        </table:table-row>
        <table:table-row table:style-name="ro1">
          <table:table-cell table:number-columns-repeated="2" office:value-type="string" calcext:value-type="string">
            <text:p>MUP347</text:p>
          </table:table-cell>
          <table:table-cell office:value-type="float" office:value="37.3242" calcext:value-type="float">
            <text:p>37.3242</text:p>
          </table:table-cell>
          <table:table-cell office:value-type="float" office:value="-114.506" calcext:value-type="float">
            <text:p>-114.506</text:p>
          </table:table-cell>
          <table:table-cell office:value-type="float" office:value="38.7" calcext:value-type="float">
            <text:p>38.7</text:p>
          </table:table-cell>
          <table:table-cell office:value-type="string" calcext:value-type="string">
            <text:p>Caliente, NV</text:p>
          </table:table-cell>
        </table:table-row>
        <table:table-row table:style-name="ro1">
          <table:table-cell table:number-columns-repeated="2" office:value-type="string" calcext:value-type="string">
            <text:p>MTQIN2</text:p>
          </table:table-cell>
          <table:table-cell office:value-type="float" office:value="38.4867" calcext:value-type="float">
            <text:p>38.4867</text:p>
          </table:table-cell>
          <table:table-cell office:value-type="float" office:value="-117.095" calcext:value-type="float">
            <text:p>-117.095</text:p>
          </table:table-cell>
          <table:table-cell office:value-type="float" office:value="229.8" calcext:value-type="float">
            <text:p>229.8</text:p>
          </table:table-cell>
          <table:table-cell office:value-type="string" calcext:value-type="string">
            <text:p>Manhattan, NV</text:p>
          </table:table-cell>
        </table:table-row>
        <table:table-row table:style-name="ro1">
          <table:table-cell table:number-columns-repeated="2" office:value-type="string" calcext:value-type="string">
            <text:p>KNUC</text:p>
          </table:table-cell>
          <table:table-cell office:value-type="float" office:value="33.02000046" calcext:value-type="float">
            <text:p>33.02000046</text:p>
          </table:table-cell>
          <table:table-cell office:value-type="float" office:value="-118.58999634" calcext:value-type="float">
            <text:p>-118.58999634</text:p>
          </table:table-cell>
          <table:table-cell office:value-type="float" office:value="1473.4" calcext:value-type="float">
            <text:p>1473.4</text:p>
          </table:table-cell>
          <table:table-cell office:value-type="string" calcext:value-type="string">
            <text:p>San Clemente Island, CA</text:p>
          </table:table-cell>
        </table:table-row>
        <table:table-row table:style-name="ro1">
          <table:table-cell table:number-columns-repeated="2" office:value-type="string" calcext:value-type="string">
            <text:p>MCMP20</text:p>
          </table:table-cell>
          <table:table-cell office:value-type="float" office:value="37.2794" calcext:value-type="float">
            <text:p>37.2794</text:p>
          </table:table-cell>
          <table:table-cell office:value-type="float" office:value="-117.023" calcext:value-type="float">
            <text:p>-117.023</text:p>
          </table:table-cell>
          <table:table-cell office:value-type="float" office:value="1758.4" calcext:value-type="float">
            <text:p>1758.4</text:p>
          </table:table-cell>
          <table:table-cell office:value-type="string" calcext:value-type="string">
            <text:p>Beatty, NV</text:p>
          </table:table-cell>
        </table:table-row>
        <table:table-row table:style-name="ro1">
          <table:table-cell table:number-columns-repeated="2" office:value-type="string" calcext:value-type="string">
            <text:p>KSXT</text:p>
          </table:table-cell>
          <table:table-cell office:value-type="float" office:value="42.61999893" calcext:value-type="float">
            <text:p>42.61999893</text:p>
          </table:table-cell>
          <table:table-cell office:value-type="float" office:value="-123.37000275" calcext:value-type="float">
            <text:p>-123.37000275</text:p>
          </table:table-cell>
          <table:table-cell office:value-type="float" office:value="1573.4" calcext:value-type="float">
            <text:p>1573.4</text:p>
          </table:table-cell>
          <table:table-cell office:value-type="string" calcext:value-type="string">
            <text:p>Sexton Summit, OR</text:p>
          </table:table-cell>
        </table:table-row>
        <table:table-row table:style-name="ro1">
          <table:table-cell table:number-columns-repeated="2" office:value-type="string" calcext:value-type="string">
            <text:p>MNSSV</text:p>
          </table:table-cell>
          <table:table-cell office:value-type="float" office:value="37.6467" calcext:value-type="float">
            <text:p>37.6467</text:p>
          </table:table-cell>
          <table:table-cell office:value-type="float" office:value="-115.798" calcext:value-type="float">
            <text:p>-115.798</text:p>
          </table:table-cell>
          <table:table-cell office:value-type="float" office:value="2030.3" calcext:value-type="float">
            <text:p>2030.3</text:p>
          </table:table-cell>
          <table:table-cell office:value-type="string" calcext:value-type="string">
            <text:p>Alamo, NV</text:p>
          </table:table-cell>
        </table:table-row>
        <table:table-row table:style-name="ro1">
          <table:table-cell table:number-columns-repeated="2" office:value-type="string" calcext:value-type="string">
            <text:p>MODT59</text:p>
          </table:table-cell>
          <table:table-cell office:value-type="float" office:value="42.384" calcext:value-type="float">
            <text:p>42.384</text:p>
          </table:table-cell>
          <table:table-cell office:value-type="float" office:value="-122.237" calcext:value-type="float">
            <text:p>-122.237</text:p>
          </table:table-cell>
          <table:table-cell office:value-type="float" office:value="1897.4" calcext:value-type="float">
            <text:p>1897.4</text:p>
          </table:table-cell>
          <table:table-cell office:value-type="string" calcext:value-type="string">
            <text:p>Klamath Falls, OR</text:p>
          </table:table-cell>
        </table:table-row>
        <table:table-row table:style-name="ro1">
          <table:table-cell table:number-columns-repeated="2" office:value-type="string" calcext:value-type="string">
            <text:p>KCASHAND5</text:p>
          </table:table-cell>
          <table:table-cell office:value-type="float" office:value="35.6436615" calcext:value-type="float">
            <text:p>35.6436615</text:p>
          </table:table-cell>
          <table:table-cell office:value-type="float" office:value="-120.2313385" calcext:value-type="float">
            <text:p>-120.2313385</text:p>
          </table:table-cell>
          <table:table-cell office:value-type="float" office:value="1499.6" calcext:value-type="float">
            <text:p>1499.6</text:p>
          </table:table-cell>
          <table:table-cell office:value-type="string" calcext:value-type="string">
            <text:p>Shandon, CA</text:p>
          </table:table-cell>
        </table:table-row>
        <table:table-row table:style-name="ro1">
          <table:table-cell table:number-columns-repeated="2" office:value-type="string" calcext:value-type="string">
            <text:p>MBQFO3</text:p>
          </table:table-cell>
          <table:table-cell office:value-type="float" office:value="42.2547" calcext:value-type="float">
            <text:p>42.2547</text:p>
          </table:table-cell>
          <table:table-cell office:value-type="float" office:value="-118.968" calcext:value-type="float">
            <text:p>-118.968</text:p>
          </table:table-cell>
          <table:table-cell office:value-type="float" office:value="2068.4" calcext:value-type="float">
            <text:p>2068.4</text:p>
          </table:table-cell>
          <table:table-cell office:value-type="string" calcext:value-type="string">
            <text:p>Fields, OR</text:p>
          </table:table-cell>
        </table:table-row>
        <table:table-row table:style-name="ro1">
          <table:table-cell table:number-columns-repeated="2" office:value-type="string" calcext:value-type="string">
            <text:p>M46026</text:p>
          </table:table-cell>
          <table:table-cell office:value-type="float" office:value="37.8" calcext:value-type="float">
            <text:p>37.8</text:p>
          </table:table-cell>
          <table:table-cell office:value-type="float" office:value="-122.8" calcext:value-type="float">
            <text:p>-122.8</text:p>
          </table:table-cell>
          <table:table-cell office:value-type="float" office:value="2193.3" calcext:value-type="float">
            <text:p>2193.3</text:p>
          </table:table-cell>
          <table:table-cell office:value-type="string" calcext:value-type="string">
            <text:p>Bolinas, CA</text:p>
          </table:table-cell>
        </table:table-row>
        <table:table-row table:style-name="ro1">
          <table:table-cell table:number-columns-repeated="2" office:value-type="string" calcext:value-type="string">
            <text:p>KCACALIF37</text:p>
          </table:table-cell>
          <table:table-cell office:value-type="float" office:value="35.57352066" calcext:value-type="float">
            <text:p>35.57352066</text:p>
          </table:table-cell>
          <table:table-cell office:value-type="float" office:value="-115.43396759" calcext:value-type="float">
            <text:p>-115.43396759</text:p>
          </table:table-cell>
          <table:table-cell office:value-type="float" office:value="86.9" calcext:value-type="float">
            <text:p>86.9</text:p>
          </table:table-cell>
          <table:table-cell office:value-type="string" calcext:value-type="string">
            <text:p>California, CA</text:p>
          </table:table-cell>
        </table:table-row>
        <table:table-row table:style-name="ro1">
          <table:table-cell table:number-columns-repeated="2" office:value-type="string" calcext:value-type="string">
            <text:p>KCADOBBI2</text:p>
          </table:table-cell>
          <table:table-cell office:value-type="float" office:value="39.39702225" calcext:value-type="float">
            <text:p>39.39702225</text:p>
          </table:table-cell>
          <table:table-cell office:value-type="float" office:value="-121.13819885" calcext:value-type="float">
            <text:p>-121.13819885</text:p>
          </table:table-cell>
          <table:table-cell office:value-type="float" office:value="2328.4" calcext:value-type="float">
            <text:p>2328.4</text:p>
          </table:table-cell>
          <table:table-cell office:value-type="string" calcext:value-type="string">
            <text:p>Dobbins, CA</text:p>
          </table:table-cell>
        </table:table-row>
        <table:table-row table:style-name="ro1">
          <table:table-cell table:number-columns-repeated="2" office:value-type="string" calcext:value-type="string">
            <text:p>MHTRC1</text:p>
          </table:table-cell>
          <table:table-cell office:value-type="float" office:value="36.5625" calcext:value-type="float">
            <text:p>36.5625</text:p>
          </table:table-cell>
          <table:table-cell office:value-type="float" office:value="-117.474" calcext:value-type="float">
            <text:p>-117.474</text:p>
          </table:table-cell>
          <table:table-cell office:value-type="float" office:value="1666.3" calcext:value-type="float">
            <text:p>1666.3</text:p>
          </table:table-cell>
          <table:table-cell office:value-type="string" calcext:value-type="string">
            <text:p>Death Valley, CA</text:p>
          </table:table-cell>
        </table:table-row>
        <table:table-row table:style-name="ro1">
          <table:table-cell table:number-columns-repeated="2" office:value-type="string" calcext:value-type="string">
            <text:p>MNBSV</text:p>
          </table:table-cell>
          <table:table-cell office:value-type="float" office:value="37.3108" calcext:value-type="float">
            <text:p>37.3108</text:p>
          </table:table-cell>
          <table:table-cell office:value-type="float" office:value="-115.277" calcext:value-type="float">
            <text:p>-115.277</text:p>
          </table:table-cell>
          <table:table-cell office:value-type="float" office:value="1612.4" calcext:value-type="float">
            <text:p>1612.4</text:p>
          </table:table-cell>
          <table:table-cell office:value-type="string" calcext:value-type="string">
            <text:p>Alamo, NV</text:p>
          </table:table-cell>
        </table:table-row>
        <table:table-row table:style-name="ro1">
          <table:table-cell table:number-columns-repeated="2" office:value-type="string" calcext:value-type="string">
            <text:p>MFLAC1</text:p>
          </table:table-cell>
          <table:table-cell office:value-type="float" office:value="41.2953" calcext:value-type="float">
            <text:p>41.2953</text:p>
          </table:table-cell>
          <table:table-cell office:value-type="float" office:value="-120.314" calcext:value-type="float">
            <text:p>-120.314</text:p>
          </table:table-cell>
          <table:table-cell office:value-type="float" office:value="485.9" calcext:value-type="float">
            <text:p>485.9</text:p>
          </table:table-cell>
          <table:table-cell office:value-type="string" calcext:value-type="string">
            <text:p>Eagleville, CA</text:p>
          </table:table-cell>
        </table:table-row>
        <table:table-row table:style-name="ro1">
          <table:table-cell table:number-columns-repeated="2" office:value-type="string" calcext:value-type="string">
            <text:p>MWWEC1</text:p>
          </table:table-cell>
          <table:table-cell office:value-type="float" office:value="37.0311" calcext:value-type="float">
            <text:p>37.0311</text:p>
          </table:table-cell>
          <table:table-cell office:value-type="float" office:value="-118.915" calcext:value-type="float">
            <text:p>-118.915</text:p>
          </table:table-cell>
          <table:table-cell office:value-type="float" office:value="2259.2" calcext:value-type="float">
            <text:p>2259.2</text:p>
          </table:table-cell>
          <table:table-cell office:value-type="string" calcext:value-type="string">
            <text:p>Grant Grove, CA</text:p>
          </table:table-cell>
        </table:table-row>
        <table:table-row table:style-name="ro1">
          <table:table-cell table:number-columns-repeated="2" office:value-type="string" calcext:value-type="string">
            <text:p>MAFSN2</text:p>
          </table:table-cell>
          <table:table-cell office:value-type="float" office:value="39.5031" calcext:value-type="float">
            <text:p>39.5031</text:p>
          </table:table-cell>
          <table:table-cell office:value-type="float" office:value="-117.081" calcext:value-type="float">
            <text:p>-117.081</text:p>
          </table:table-cell>
          <table:table-cell office:value-type="float" office:value="1214.6" calcext:value-type="float">
            <text:p>1214.6</text:p>
          </table:table-cell>
          <table:table-cell office:value-type="string" calcext:value-type="string">
            <text:p>Austin, NV</text:p>
          </table:table-cell>
        </table:table-row>
        <table:table-row table:style-name="ro1">
          <table:table-cell table:number-columns-repeated="2" office:value-type="string" calcext:value-type="string">
            <text:p>MZAMB1</text:p>
          </table:table-cell>
          <table:table-cell office:value-type="float" office:value="31.8914" calcext:value-type="float">
            <text:p>31.8914</text:p>
          </table:table-cell>
          <table:table-cell office:value-type="float" office:value="-116.603" calcext:value-type="float">
            <text:p>-116.603</text:p>
          </table:table-cell>
          <table:table-cell table:style-name="Default"/>
          <table:table-cell office:value-type="string" calcext:value-type="string">
            <text:p>Ensenada, </text:p>
          </table:table-cell>
        </table:table-row>
        <table:table-row table:style-name="ro1">
          <table:table-cell table:number-columns-repeated="2" office:value-type="string" calcext:value-type="string">
            <text:p>KCADEATH7</text:p>
          </table:table-cell>
          <table:table-cell office:value-type="float" office:value="36.50920105" calcext:value-type="float">
            <text:p>36.50920105</text:p>
          </table:table-cell>
          <table:table-cell office:value-type="float" office:value="-116.84809875" calcext:value-type="float">
            <text:p>-116.84809875</text:p>
          </table:table-cell>
          <table:table-cell table:style-name="Default"/>
          <table:table-cell office:value-type="string" calcext:value-type="string">
            <text:p>DEATH VALLEY, CA</text:p>
          </table:table-cell>
        </table:table-row>
        <table:table-row table:style-name="ro1">
          <table:table-cell table:number-columns-repeated="2" office:value-type="string" calcext:value-type="string">
            <text:p>MF0196</text:p>
          </table:table-cell>
          <table:table-cell office:value-type="float" office:value="35.4113" calcext:value-type="float">
            <text:p>35.4113</text:p>
          </table:table-cell>
          <table:table-cell office:value-type="float" office:value="-118.891" calcext:value-type="float">
            <text:p>-118.891</text:p>
          </table:table-cell>
          <table:table-cell table:style-name="Default"/>
          <table:table-cell office:value-type="string" calcext:value-type="string">
            <text:p>Bakersfield, CA</text:p>
          </table:table-cell>
        </table:table-row>
        <table:table-row table:style-name="ro1">
          <table:table-cell table:number-columns-repeated="2" office:value-type="string" calcext:value-type="string">
            <text:p>KCABISHO22</text:p>
          </table:table-cell>
          <table:table-cell office:value-type="float" office:value="37.66203308" calcext:value-type="float">
            <text:p>37.66203308</text:p>
          </table:table-cell>
          <table:table-cell office:value-type="float" office:value="-118.39862061" calcext:value-type="float">
            <text:p>-118.39862061</text:p>
          </table:table-cell>
          <table:table-cell table:style-name="Default"/>
          <table:table-cell office:value-type="string" calcext:value-type="string">
            <text:p>Bishop, CA</text:p>
          </table:table-cell>
        </table:table-row>
        <table:table-row table:style-name="ro1">
          <table:table-cell table:number-columns-repeated="2" office:value-type="string" calcext:value-type="string">
            <text:p>MLOPN2</text:p>
          </table:table-cell>
          <table:table-cell office:value-type="float" office:value="40.0939" calcext:value-type="float">
            <text:p>40.0939</text:p>
          </table:table-cell>
          <table:table-cell office:value-type="float" office:value="-117.169" calcext:value-type="float">
            <text:p>-117.169</text:p>
          </table:table-cell>
          <table:table-cell table:style-name="Default"/>
          <table:table-cell office:value-type="string" calcext:value-type="string">
            <text:p>, </text:p>
          </table:table-cell>
        </table:table-row>
        <table:table-row table:style-name="ro1">
          <table:table-cell table:number-columns-repeated="2" office:value-type="string" calcext:value-type="string">
            <text:p>MCLHB1</text:p>
          </table:table-cell>
          <table:table-cell office:value-type="float" office:value="32.0419" calcext:value-type="float">
            <text:p>32.0419</text:p>
          </table:table-cell>
          <table:table-cell office:value-type="float" office:value="-115.922" calcext:value-type="float">
            <text:p>-115.922</text:p>
          </table:table-cell>
          <table:table-cell table:style-name="Default"/>
          <table:table-cell office:value-type="string" calcext:value-type="string">
            <text:p>Jacumba, CA</text:p>
          </table:table-cell>
        </table:table-row>
        <table:table-row table:style-name="ro1">
          <table:table-cell table:number-columns-repeated="2" office:value-type="string" calcext:value-type="string">
            <text:p>M46069</text:p>
          </table:table-cell>
          <table:table-cell office:value-type="float" office:value="33.7" calcext:value-type="float">
            <text:p>33.7</text:p>
          </table:table-cell>
          <table:table-cell office:value-type="float" office:value="-120.2" calcext:value-type="float">
            <text:p>-120.2</text:p>
          </table:table-cell>
          <table:table-cell table:style-name="Default"/>
          <table:table-cell office:value-type="string" calcext:value-type="string">
            <text:p>Santa Barbara, CA</text:p>
          </table:table-cell>
        </table:table-row>
        <table:table-row table:style-name="ro1">
          <table:table-cell table:number-columns-repeated="2" office:value-type="string" calcext:value-type="string">
            <text:p>MPANN2</text:p>
          </table:table-cell>
          <table:table-cell office:value-type="float" office:value="38.3036" calcext:value-type="float">
            <text:p>38.3036</text:p>
          </table:table-cell>
          <table:table-cell office:value-type="float" office:value="-116.192" calcext:value-type="float">
            <text:p>-116.192</text:p>
          </table:table-cell>
          <table:table-cell table:style-name="Default"/>
          <table:table-cell office:value-type="string" calcext:value-type="string">
            <text:p>Tonopah, NV</text:p>
          </table:table-cell>
        </table:table-row>
        <table:table-row table:style-name="ro1">
          <table:table-cell table:number-columns-repeated="2" office:value-type="string" calcext:value-type="string">
            <text:p>MBKMC1</text:p>
          </table:table-cell>
          <table:table-cell office:value-type="float" office:value="40.75" calcext:value-type="float">
            <text:p>40.75</text:p>
          </table:table-cell>
          <table:table-cell office:value-type="float" office:value="-121.18" calcext:value-type="float">
            <text:p>-121.18</text:p>
          </table:table-cell>
          <table:table-cell table:style-name="Default"/>
          <table:table-cell office:value-type="string" calcext:value-type="string">
            <text:p>McArthur, CA</text:p>
          </table:table-cell>
        </table:table-row>
        <table:table-row table:style-name="ro1">
          <table:table-cell table:number-columns-repeated="2" office:value-type="string" calcext:value-type="string">
            <text:p>MIMWN2</text:p>
          </table:table-cell>
          <table:table-cell office:value-type="float" office:value="37.9199" calcext:value-type="float">
            <text:p>37.9199</text:p>
          </table:table-cell>
          <table:table-cell office:value-type="float" office:value="-114.167" calcext:value-type="float">
            <text:p>-114.167</text:p>
          </table:table-cell>
          <table:table-cell table:style-name="Default"/>
          <table:table-cell office:value-type="string" calcext:value-type="string">
            <text:p>, </text:p>
          </table:table-cell>
        </table:table-row>
        <table:table-row table:style-name="ro1">
          <table:table-cell table:number-columns-repeated="2" office:value-type="string" calcext:value-type="string">
            <text:p>MTT086</text:p>
          </table:table-cell>
          <table:table-cell office:value-type="float" office:value="42.3298" calcext:value-type="float">
            <text:p>42.3298</text:p>
          </table:table-cell>
          <table:table-cell office:value-type="float" office:value="-115.363" calcext:value-type="float">
            <text:p>-115.363</text:p>
          </table:table-cell>
          <table:table-cell table:style-name="Default"/>
          <table:table-cell office:value-type="string" calcext:value-type="string">
            <text:p>Castleford, ID</text:p>
          </table:table-cell>
        </table:table-row>
        <table:table-row table:style-name="ro1">
          <table:table-cell table:number-columns-repeated="2" office:value-type="string" calcext:value-type="string">
            <text:p>MSTMN2</text:p>
          </table:table-cell>
          <table:table-cell office:value-type="float" office:value="41.5172" calcext:value-type="float">
            <text:p>41.5172</text:p>
          </table:table-cell>
          <table:table-cell office:value-type="float" office:value="-115.391" calcext:value-type="float">
            <text:p>-115.391</text:p>
          </table:table-cell>
          <table:table-cell table:style-name="Default"/>
          <table:table-cell office:value-type="string" calcext:value-type="string">
            <text:p>Jackpot, NV</text:p>
          </table:table-cell>
        </table:table-row>
        <table:table-row table:style-name="ro1">
          <table:table-cell table:number-columns-repeated="2" office:value-type="string" calcext:value-type="string">
            <text:p>MPRTN2</text:p>
          </table:table-cell>
          <table:table-cell office:value-type="float" office:value="39.47" calcext:value-type="float">
            <text:p>39.47</text:p>
          </table:table-cell>
          <table:table-cell office:value-type="float" office:value="-117.62" calcext:value-type="float">
            <text:p>-117.62</text:p>
          </table:table-cell>
          <table:table-cell table:style-name="Default"/>
          <table:table-cell office:value-type="string" calcext:value-type="string">
            <text:p>Austin, NV</text:p>
          </table:table-cell>
        </table:table-row>
        <table:table-row table:style-name="ro1">
          <table:table-cell table:number-columns-repeated="2" office:value-type="string" calcext:value-type="string">
            <text:p>KAZWELLT7</text:p>
          </table:table-cell>
          <table:table-cell office:value-type="float" office:value="32.67658615" calcext:value-type="float">
            <text:p>32.67658615</text:p>
          </table:table-cell>
          <table:table-cell office:value-type="float" office:value="-114.1146698" calcext:value-type="float">
            <text:p>-114.1146698</text:p>
          </table:table-cell>
          <table:table-cell table:style-name="Default"/>
          <table:table-cell office:value-type="string" calcext:value-type="string">
            <text:p>Wellton, AZ</text:p>
          </table:table-cell>
        </table:table-row>
        <table:table-row table:style-name="ro1">
          <table:table-cell table:number-columns-repeated="2" office:value-type="string" calcext:value-type="string">
            <text:p>MROBNV</text:p>
          </table:table-cell>
          <table:table-cell office:value-type="float" office:value="39.4146" calcext:value-type="float">
            <text:p>39.4146</text:p>
          </table:table-cell>
          <table:table-cell office:value-type="float" office:value="-115.088" calcext:value-type="float">
            <text:p>-115.088</text:p>
          </table:table-cell>
          <table:table-cell table:style-name="Default"/>
          <table:table-cell office:value-type="string" calcext:value-type="string">
            <text:p>Ruth, NV</text:p>
          </table:table-cell>
        </table:table-row>
        <table:table-row table:style-name="ro1">
          <table:table-cell table:number-columns-repeated="2" office:value-type="string" calcext:value-type="string">
            <text:p>MSPGN2</text:p>
          </table:table-cell>
          <table:table-cell office:value-type="float" office:value="40.5931" calcext:value-type="float">
            <text:p>40.5931</text:p>
          </table:table-cell>
          <table:table-cell office:value-type="float" office:value="-114.205" calcext:value-type="float">
            <text:p>-114.205</text:p>
          </table:table-cell>
          <table:table-cell table:style-name="Default"/>
          <table:table-cell office:value-type="string" calcext:value-type="string">
            <text:p>Wendover, NV</text:p>
          </table:table-cell>
        </table:table-row>
        <table:table-row table:style-name="ro1">
          <table:table-cell table:number-columns-repeated="2" office:value-type="string" calcext:value-type="string">
            <text:p>MCF108</text:p>
          </table:table-cell>
          <table:table-cell office:value-type="float" office:value="37.2131" calcext:value-type="float">
            <text:p>37.2131</text:p>
          </table:table-cell>
          <table:table-cell office:value-type="float" office:value="-120.363" calcext:value-type="float">
            <text:p>-120.363</text:p>
          </table:table-cell>
          <table:table-cell table:style-name="Default"/>
          <table:table-cell office:value-type="string" calcext:value-type="string">
            <text:p>Le Grand, CA</text:p>
          </table:table-cell>
        </table:table-row>
        <table:table-row table:style-name="ro1">
          <table:table-cell table:number-columns-repeated="2" office:value-type="string" calcext:value-type="string">
            <text:p>MMJBN2</text:p>
          </table:table-cell>
          <table:table-cell office:value-type="float" office:value="40.7728" calcext:value-type="float">
            <text:p>40.7728</text:p>
          </table:table-cell>
          <table:table-cell office:value-type="float" office:value="-118.52" calcext:value-type="float">
            <text:p>-118.52</text:p>
          </table:table-cell>
          <table:table-cell table:style-name="Default"/>
          <table:table-cell office:value-type="string" calcext:value-type="string">
            <text:p>Imlay, NV</text:p>
          </table:table-cell>
        </table:table-row>
        <table:table-row table:style-name="ro1">
          <table:table-cell table:number-columns-repeated="2" office:value-type="string" calcext:value-type="string">
            <text:p>KCAGARBE13</text:p>
          </table:table-cell>
          <table:table-cell office:value-type="float" office:value="40.08526993" calcext:value-type="float">
            <text:p>40.08526993</text:p>
          </table:table-cell>
          <table:table-cell office:value-type="float" office:value="-123.71374512" calcext:value-type="float">
            <text:p>-123.71374512</text:p>
          </table:table-cell>
          <table:table-cell table:style-name="Default"/>
          <table:table-cell office:value-type="string" calcext:value-type="string">
            <text:p>Garberville, CA</text:p>
          </table:table-cell>
        </table:table-row>
        <table:table-row table:style-name="ro1">
          <table:table-cell table:number-columns-repeated="2" office:value-type="string" calcext:value-type="string">
            <text:p>M46047</text:p>
          </table:table-cell>
          <table:table-cell office:value-type="float" office:value="32.4" calcext:value-type="float">
            <text:p>32.4</text:p>
          </table:table-cell>
          <table:table-cell office:value-type="float" office:value="-119.5" calcext:value-type="float">
            <text:p>-119.5</text:p>
          </table:table-cell>
          <table:table-cell table:style-name="Default"/>
          <table:table-cell office:value-type="string" calcext:value-type="string">
            <text:p>, </text:p>
          </table:table-cell>
        </table:table-row>
        <table:table-row table:style-name="ro1">
          <table:table-cell table:number-columns-repeated="2" office:value-type="string" calcext:value-type="string">
            <text:p>MTCCU1</text:p>
          </table:table-cell>
          <table:table-cell office:value-type="float" office:value="39.7442" calcext:value-type="float">
            <text:p>39.7442</text:p>
          </table:table-cell>
          <table:table-cell office:value-type="float" office:value="-113.889" calcext:value-type="float">
            <text:p>-113.889</text:p>
          </table:table-cell>
          <table:table-cell table:style-name="Default"/>
          <table:table-cell office:value-type="string" calcext:value-type="string">
            <text:p>Ibapah, UT</text:p>
          </table:table-cell>
        </table:table-row>
        <table:table-row table:style-name="ro1">
          <table:table-cell table:number-columns-repeated="2" office:value-type="string" calcext:value-type="string">
            <text:p>MBADU1</text:p>
          </table:table-cell>
          <table:table-cell office:value-type="float" office:value="37.1506" calcext:value-type="float">
            <text:p>37.1506</text:p>
          </table:table-cell>
          <table:table-cell office:value-type="float" office:value="-113.954" calcext:value-type="float">
            <text:p>-113.954</text:p>
          </table:table-cell>
          <table:table-cell table:style-name="Default"/>
          <table:table-cell office:value-type="string" calcext:value-type="string">
            <text:p>Gunlock, UT</text:p>
          </table:table-cell>
        </table:table-row>
        <table:table-row table:style-name="ro1">
          <table:table-cell table:number-columns-repeated="2" office:value-type="string" calcext:value-type="string">
            <text:p>KCAPESCA3</text:p>
          </table:table-cell>
          <table:table-cell office:value-type="float" office:value="37.12208176" calcext:value-type="float">
            <text:p>37.12208176</text:p>
          </table:table-cell>
          <table:table-cell office:value-type="float" office:value="-122.55863953" calcext:value-type="float">
            <text:p>-122.55863953</text:p>
          </table:table-cell>
          <table:table-cell table:style-name="Default"/>
          <table:table-cell office:value-type="string" calcext:value-type="string">
            <text:p>Pescadero, C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 style:data-style-name="N2" text:time-value="17:13:01.3968652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17:05:27.186268306</meta:creation-date>
    <meta:editing-duration>PT6M2S</meta:editing-duration>
    <meta:editing-cycles>5</meta:editing-cycles>
    <meta:generator>LibreOffice/4.3.3.2$Linux_X86_64 LibreOffice_project/430m0$Build-2</meta:generator>
    <meta:initial-creator>Roman </meta:initial-creator>
    <dc:date>2017-03-29T17:14:11.819390421</dc:date>
    <dc:creator>Roman </dc:creator>
    <meta:document-statistic meta:table-count="1" meta:cell-count="679" meta:object-count="0"/>
  </office:meta>
</office:document-meta>
</file>